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28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FRO-CENTRIC <text:s text:c="20"/></text:p>
          </table:table-cell>
          <table:table-cell office:value-type="string">
            <text:p>The New Real Book Eb II.pd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FTER THE RAIN <text:s text:c="18"/></text:p>
          </table:table-cell>
          <table:table-cell office:value-type="string">
            <text:p>The New Real Book Eb II.pdf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FTER YOU'VE GONE <text:s text:c="15"/></text:p>
          </table:table-cell>
          <table:table-cell office:value-type="string">
            <text:p>The New Real Book Eb II.pdf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N'T MISBEHAVIN' <text:s text:c="15"/></text:p>
          </table:table-cell>
          <table:table-cell office:value-type="string">
            <text:p>The New Real Book Eb II.pdf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LONG CAME BETTY <text:s text:c="16"/></text:p>
          </table:table-cell>
          <table:table-cell office:value-type="string">
            <text:p>The New Real Book Eb II.pdf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SA <text:s text:c="29"/></text:p>
          </table:table-cell>
          <table:table-cell office:value-type="string">
            <text:p>The New Real Book Eb II.pdf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VANCE <text:s text:c="26"/></text:p>
          </table:table-cell>
          <table:table-cell office:value-type="string">
            <text:p>The New Real Book Eb II.pdf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ABY ITS COLD OUTSIDE <text:s text:c="11"/></text:p>
          </table:table-cell>
          <table:table-cell office:value-type="string">
            <text:p>The New Real Book Eb II.pdf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BAJA BAJO <text:s text:c="23"/></text:p>
          </table:table-cell>
          <table:table-cell office:value-type="string">
            <text:p>The New Real Book Eb II.pdf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ASS BLUES <text:s text:c="22"/></text:p>
          </table:table-cell>
          <table:table-cell office:value-type="string">
            <text:p>The New Real Book Eb II.pdf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EAUTY AND THE BEAST <text:s text:c="12"/></text:p>
          </table:table-cell>
          <table:table-cell office:value-type="string">
            <text:p>The New Real Book Eb II.pdf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ESSIE'S BLUES <text:s text:c="18"/></text:p>
          </table:table-cell>
          <table:table-cell office:value-type="string">
            <text:p>The New Real Book Eb II.pdf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LACK AND BLUE <text:s text:c="18"/></text:p>
          </table:table-cell>
          <table:table-cell office:value-type="string">
            <text:p>The New Real Book Eb II.pdf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LACK COFFEE <text:s text:c="20"/></text:p>
          </table:table-cell>
          <table:table-cell office:value-type="string">
            <text:p>The New Real Book Eb II.pdf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UES FOR ALICE <text:s text:c="17"/></text:p>
          </table:table-cell>
          <table:table-cell office:value-type="string">
            <text:p>The New Real Book Eb II.pdf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LUES FOR YNA YNA <text:s text:c="15"/></text:p>
          </table:table-cell>
          <table:table-cell office:value-type="string">
            <text:p>The New Real Book Eb II.pdf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ODY AND SOUL <text:s text:c="19"/></text:p>
          </table:table-cell>
          <table:table-cell office:value-type="string">
            <text:p>The New Real Book Eb II.pdf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OLIVIA <text:s text:c="25"/></text:p>
          </table:table-cell>
          <table:table-cell office:value-type="string">
            <text:p>The New Real Book Eb II.pd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HE BOY NEXT DOOR <text:s text:c="15"/></text:p>
          </table:table-cell>
          <table:table-cell office:value-type="string">
            <text:p>The New Real Book Eb II.pdf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YE BYE BLACKBIRD <text:s text:c="15"/></text:p>
          </table:table-cell>
          <table:table-cell office:value-type="string">
            <text:p>The New Real Book Eb II.pdf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AFE <text:s text:c="28"/></text:p>
          </table:table-cell>
          <table:table-cell office:value-type="string">
            <text:p>The New Real Book Eb II.pdf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APIM <text:s text:c="27"/></text:p>
          </table:table-cell>
          <table:table-cell office:value-type="string">
            <text:p>The New Real Book Eb II.pdf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CASA FORTE <text:s text:c="22"/></text:p>
          </table:table-cell>
          <table:table-cell office:value-type="string">
            <text:p>The New Real Book Eb II.pdf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ENTRAL PARK WEST <text:s text:c="15"/></text:p>
          </table:table-cell>
          <table:table-cell office:value-type="string">
            <text:p>The New Real Book Eb II.pdf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CHARMED CIRCLE <text:s text:c="18"/></text:p>
          </table:table-cell>
          <table:table-cell office:value-type="string">
            <text:p>The New Real Book Eb II.pdf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HEROKEE <text:s text:c="24"/></text:p>
          </table:table-cell>
          <table:table-cell office:value-type="string">
            <text:p>The New Real Book Eb II.pdf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 CHILD IS BORN <text:s text:c="17"/></text:p>
          </table:table-cell>
          <table:table-cell office:value-type="string">
            <text:p>The New Real Book Eb II.pdf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CHOICES <text:s text:c="25"/></text:p>
          </table:table-cell>
          <table:table-cell office:value-type="string">
            <text:p>The New Real Book Eb II.pdf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HROMAZONE <text:s text:c="22"/></text:p>
          </table:table-cell>
          <table:table-cell office:value-type="string">
            <text:p>The New Real Book Eb II.pdf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LOCKWISE <text:s text:c="23"/></text:p>
          </table:table-cell>
          <table:table-cell office:value-type="string">
            <text:p>The New Real Book Eb II.pdf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LD DUCK TIME <text:s text:c="18"/></text:p>
          </table:table-cell>
          <table:table-cell office:value-type="string">
            <text:p>The New Real Book Eb II.pdf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RISS CROSS <text:s text:c="21"/></text:p>
          </table:table-cell>
          <table:table-cell office:value-type="string">
            <text:p>The New Real Book Eb II.pdf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AY BY DAY <text:s text:c="22"/></text:p>
          </table:table-cell>
          <table:table-cell office:value-type="string">
            <text:p>The New Real Book Eb II.pdf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DEAR LORD <text:s text:c="23"/></text:p>
          </table:table-cell>
          <table:table-cell office:value-type="string">
            <text:p>The New Real Book Eb II.pdf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DEE SONG <text:s text:c="24"/></text:p>
          </table:table-cell>
          <table:table-cell office:value-type="string">
            <text:p>The New Real Book Eb II.pdf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DELGADO <text:s text:c="25"/></text:p>
          </table:table-cell>
          <table:table-cell office:value-type="string">
            <text:p>The New Real Book Eb II.pdf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DETOUR AHEAD <text:s text:c="20"/></text:p>
          </table:table-cell>
          <table:table-cell office:value-type="string">
            <text:p>The New Real Book Eb II.pdf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DEVIL MAY CARE <text:s text:c="18"/></text:p>
          </table:table-cell>
          <table:table-cell office:value-type="string">
            <text:p>The New Real Book Eb II.pdf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DJANGO <text:s text:c="26"/></text:p>
          </table:table-cell>
          <table:table-cell office:value-type="string">
            <text:p>The New Real Book Eb II.pdf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DOCE PRESENCA <text:s text:c="19"/></text:p>
          </table:table-cell>
          <table:table-cell office:value-type="string">
            <text:p>The New Real Book Eb II.pdf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DOGS IN THE WINE SHOP <text:s text:c="11"/></text:p>
          </table:table-cell>
          <table:table-cell office:value-type="string">
            <text:p>The New Real Book Eb II.pdf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DON'T FORGET THE POET <text:s text:c="11"/></text:p>
          </table:table-cell>
          <table:table-cell office:value-type="string">
            <text:p>The New Real Book Eb II.pdf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HE DUKE <text:s text:c="24"/></text:p>
          </table:table-cell>
          <table:table-cell office:value-type="string">
            <text:p>The New Real Book Eb II.pdf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ECAROH <text:s text:c="26"/></text:p>
          </table:table-cell>
          <table:table-cell office:value-type="string">
            <text:p>The New Real Book Eb II.pdf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EQUINOX <text:s text:c="25"/></text:p>
          </table:table-cell>
          <table:table-cell office:value-type="string">
            <text:p>The New Real Book Eb II.pdf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ESCHER SKETCH <text:s text:c="19"/></text:p>
          </table:table-cell>
          <table:table-cell office:value-type="string">
            <text:p>The New Real Book Eb II.pdf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ETERNAL CHILD <text:s text:c="19"/></text:p>
          </table:table-cell>
          <table:table-cell office:value-type="string">
            <text:p>The New Real Book Eb II.pdf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EXACTLY LIKE YOU <text:s text:c="16"/></text:p>
          </table:table-cell>
          <table:table-cell office:value-type="string">
            <text:p>The New Real Book Eb II.pdf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EXPRESSION <text:s text:c="22"/></text:p>
          </table:table-cell>
          <table:table-cell office:value-type="string">
            <text:p>The New Real Book Eb II.pdf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ALLING GRACE <text:s text:c="19"/></text:p>
          </table:table-cell>
          <table:table-cell office:value-type="string">
            <text:p>The New Real Book Eb II.pdf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FILTHY McNASTY <text:s text:c="18"/></text:p>
          </table:table-cell>
          <table:table-cell office:value-type="string">
            <text:p>The New Real Book Eb II.pdf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IVE HUNDRED MILES HIGH <text:s text:c="9"/></text:p>
          </table:table-cell>
          <table:table-cell office:value-type="string">
            <text:p>The New Real Book Eb II.pdf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FLAMINGO <text:s text:c="24"/></text:p>
          </table:table-cell>
          <table:table-cell office:value-type="string">
            <text:p>The New Real Book Eb II.pdf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FLY ME TO THE MOON <text:s text:c="14"/></text:p>
          </table:table-cell>
          <table:table-cell office:value-type="string">
            <text:p>The New Real Book Eb II.pdf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FOREVER <text:s text:c="25"/></text:p>
          </table:table-cell>
          <table:table-cell office:value-type="string">
            <text:p>The New Real Book Eb II.pdf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FREEDOM JAZZ DANCE <text:s text:c="14"/></text:p>
          </table:table-cell>
          <table:table-cell office:value-type="string">
            <text:p>The New Real Book Eb II.pdf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FRIDAY NIGHT AT THE CADILLAC CLUB</text:p>
          </table:table-cell>
          <table:table-cell office:value-type="string">
            <text:p>The New Real Book Eb II.pdf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IENDS <text:s text:c="25"/></text:p>
          </table:table-cell>
          <table:table-cell office:value-type="string">
            <text:p>The New Real Book Eb II.pdf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GERALDINE <text:s text:c="23"/></text:p>
          </table:table-cell>
          <table:table-cell office:value-type="string">
            <text:p>The New Real Book Eb II.pdf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GERTRUDE'S BOUNCE</text:p>
          </table:table-cell>
          <table:table-cell office:value-type="string">
            <text:p>The New Real Book Eb II.pdf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GET HAPPY <text:s text:c="5"/></text:p>
          </table:table-cell>
          <table:table-cell office:value-type="string">
            <text:p>The New Real Book Eb II.pdf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GIANT STEPS <text:s text:c="5"/></text:p>
          </table:table-cell>
          <table:table-cell office:value-type="string">
            <text:p>The New Real Book Eb II.pdf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GOT A MATCH <text:s text:c="3"/></text:p>
          </table:table-cell>
          <table:table-cell office:value-type="string">
            <text:p>The New Real Book Eb II.pdf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GREGORY IS HERE</text:p>
          </table:table-cell>
          <table:table-cell office:value-type="string">
            <text:p>The New Real Book Eb II.pdf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GROWING <text:s text:c="9"/></text:p>
          </table:table-cell>
          <table:table-cell office:value-type="string">
            <text:p>The New Real Book Eb II.pdf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HARLEM NOCTURNE</text:p>
          </table:table-cell>
          <table:table-cell office:value-type="string">
            <text:p>The New Real Book Eb II.pdf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HI-FLY <text:s text:c="8"/></text:p>
          </table:table-cell>
          <table:table-cell office:value-type="string">
            <text:p>The New Real Book Eb II.pdf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HONEYSUCKLE ROSE </text:p>
          </table:table-cell>
          <table:table-cell office:value-type="string">
            <text:p>The New Real Book Eb II.pdf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HORACESCOPE</text:p>
          </table:table-cell>
          <table:table-cell office:value-type="string">
            <text:p>The New Real Book Eb II.pdf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I BELIEVE IN YOU</text:p>
          </table:table-cell>
          <table:table-cell office:value-type="string">
            <text:p>The New Real Book Eb II.pdf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I HADN'T ANYONE TILL YOU</text:p>
          </table:table-cell>
          <table:table-cell office:value-type="string">
            <text:p>The New Real Book Eb II.pdf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I THOUGHT ABOUT YOU</text:p>
          </table:table-cell>
          <table:table-cell office:value-type="string">
            <text:p>The New Real Book Eb II.pdf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I'LL BE AROUND (Chaka Kahn)</text:p>
          </table:table-cell>
          <table:table-cell office:value-type="string">
            <text:p>The New Real Book Eb II.pdf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I'LL BE AROUND</text:p>
          </table:table-cell>
          <table:table-cell office:value-type="string">
            <text:p>The New Real Book Eb II.pdf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I'LL GET BY</text:p>
          </table:table-cell>
          <table:table-cell office:value-type="string">
            <text:p>The New Real Book Eb II.pdf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ILL WIND</text:p>
          </table:table-cell>
          <table:table-cell office:value-type="string">
            <text:p>The New Real Book Eb II.pdf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ILLUMINADOS</text:p>
          </table:table-cell>
          <table:table-cell office:value-type="string">
            <text:p>The New Real Book Eb II.pdf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I'M GLAD THERE IS YOU</text:p>
          </table:table-cell>
          <table:table-cell office:value-type="string">
            <text:p>The New Real Book Eb II.pdf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IMPRESSIONS</text:p>
          </table:table-cell>
          <table:table-cell office:value-type="string">
            <text:p>The New Real Book Eb II.pdf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IN THE WEE SMALL HOURS OF THE MORNING</text:p>
          </table:table-cell>
          <table:table-cell office:value-type="string">
            <text:p>The New Real Book Eb II.pdf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IN YOUR OWN SWEET WAY</text:p>
          </table:table-cell>
          <table:table-cell office:value-type="string">
            <text:p>The New Real Book Eb II.pdf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ISFAHAN</text:p>
          </table:table-cell>
          <table:table-cell office:value-type="string">
            <text:p>The New Real Book Eb II.pdf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IT DON'T MEAN A THING (If It Ain't Got That Swing)</text:p>
          </table:table-cell>
          <table:table-cell office:value-type="string">
            <text:p>The New Real Book Eb II.pdf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IT'S ONLY A PAPER MOON</text:p>
          </table:table-cell>
          <table:table-cell office:value-type="string">
            <text:p>The New Real Book Eb II.pdf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IT'S THE TALK OF THE TOWN</text:p>
          </table:table-cell>
          <table:table-cell office:value-type="string">
            <text:p>The New Real Book Eb II.pdf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IT'S YOU <text:s text:c="16"/></text:p>
          </table:table-cell>
          <table:table-cell office:value-type="string">
            <text:p>The New Real Book Eb II.pdf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I'VE GOT THE WORLD ON A STRING</text:p>
          </table:table-cell>
          <table:table-cell office:value-type="string">
            <text:p>The New Real Book Eb II.pdf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I'VE GOT YOUR NUMBER <text:s text:c="9"/></text:p>
          </table:table-cell>
          <table:table-cell office:value-type="string">
            <text:p>The New Real Book Eb II.pdf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I'VE NEVER BEEN IN LOVE BEFORE</text:p>
          </table:table-cell>
          <table:table-cell office:value-type="string">
            <text:p>The New Real Book Eb II.pdf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JACOB'S LADDER <text:s text:c="11"/></text:p>
          </table:table-cell>
          <table:table-cell office:value-type="string">
            <text:p>The New Real Book Eb II.pdf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JORDU <text:s text:c="20"/></text:p>
          </table:table-cell>
          <table:table-cell office:value-type="string">
            <text:p>The New Real Book Eb II.pdf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JUNTOS <text:s text:c="19"/></text:p>
          </table:table-cell>
          <table:table-cell office:value-type="string">
            <text:p>The New Real Book Eb II.pdf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KILLER JOE <text:s text:c="15"/></text:p>
          </table:table-cell>
          <table:table-cell office:value-type="string">
            <text:p>The New Real Book Eb II.pdf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LET'S FALL IN LOVE <text:s text:c="11"/></text:p>
          </table:table-cell>
          <table:table-cell office:value-type="string">
            <text:p>The New Real Book Eb II.pdf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LIKE A LOVER (0 Cantador) </text:p>
          </table:table-cell>
          <table:table-cell office:value-type="string">
            <text:p>The New Real Book Eb II.pdf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LIKE FATHER LIKE SON <text:s text:c="4"/></text:p>
          </table:table-cell>
          <table:table-cell office:value-type="string">
            <text:p>The New Real Book Eb II.pdf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LIKE SONNY <text:s text:c="15"/></text:p>
          </table:table-cell>
          <table:table-cell office:value-type="string">
            <text:p>The New Real Book Eb II.pdf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LISA <text:s text:c="20"/></text:p>
          </table:table-cell>
          <table:table-cell office:value-type="string">
            <text:p>The New Real Book Eb II.pdf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LITTLE WIND <text:s text:c="14"/></text:p>
          </table:table-cell>
          <table:table-cell office:value-type="string">
            <text:p>The New Real Book Eb II.pdf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LOOSE ENDS <text:s text:c="15"/></text:p>
          </table:table-cell>
          <table:table-cell office:value-type="string">
            <text:p>The New Real Book Eb II.pdf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LOXODROME <text:s text:c="15"/></text:p>
          </table:table-cell>
          <table:table-cell office:value-type="string">
            <text:p>The New Real Book Eb II.pdf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LULLABY OF THE LEAVES <text:s text:c="8"/></text:p>
          </table:table-cell>
          <table:table-cell office:value-type="string">
            <text:p>The New Real Book Eb II.pdf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MAHJONG <text:s text:c="18"/></text:p>
          </table:table-cell>
          <table:table-cell office:value-type="string">
            <text:p>The New Real Book Eb II.pdf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MANHA DE CARNEVAL <text:s text:c="8"/></text:p>
          </table:table-cell>
          <table:table-cell office:value-type="string">
            <text:p>The New Real Book Eb II.pdf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THE MASQUERADE IS OVER <text:s text:c="7"/></text:p>
          </table:table-cell>
          <table:table-cell office:value-type="string">
            <text:p>The New Real Book Eb II.pdf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MEAN TO ME <text:s text:c="19"/></text:p>
          </table:table-cell>
          <table:table-cell office:value-type="string">
            <text:p>The New Real Book Eb II.pdf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MEMORIES OF YOU <text:s text:c="14"/></text:p>
          </table:table-cell>
          <table:table-cell office:value-type="string">
            <text:p>The New Real Book Eb II.pdf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MIDLAND <text:s text:c="18"/></text:p>
          </table:table-cell>
          <table:table-cell office:value-type="string">
            <text:p>The New Real Book Eb II.pdf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MINE IS YOURS <text:s text:c="12"/></text:p>
          </table:table-cell>
          <table:table-cell office:value-type="string">
            <text:p>The New Real Book Eb II.pdf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MO' JOE <text:s text:c="18"/></text:p>
          </table:table-cell>
          <table:table-cell office:value-type="string">
            <text:p>The New Real Book Eb II.pdf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MOMENT'S NOTICE <text:s text:c="9"/></text:p>
          </table:table-cell>
          <table:table-cell office:value-type="string">
            <text:p>The New Real Book Eb II.pdf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OOD INDIGO <text:s text:c="14"/></text:p>
          </table:table-cell>
          <table:table-cell office:value-type="string">
            <text:p>The New Real Book Eb II.pdf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OONRAYS <text:s text:c="16"/></text:p>
          </table:table-cell>
          <table:table-cell office:value-type="string">
            <text:p>The New Real Book Eb II.pdf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MOONTIDE <text:s text:c="16"/></text:p>
          </table:table-cell>
          <table:table-cell office:value-type="string">
            <text:p>The New Real Book Eb II.pdf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MORE LOVE <text:s text:c="16"/></text:p>
          </table:table-cell>
          <table:table-cell office:value-type="string">
            <text:p>The New Real Book Eb II.pdf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MORNING SPRITE <text:s text:c="10"/></text:p>
          </table:table-cell>
          <table:table-cell office:value-type="string">
            <text:p>The New Real Book Eb II.pdf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MOZAMBIQUE <text:s text:c="15"/></text:p>
          </table:table-cell>
          <table:table-cell office:value-type="string">
            <text:p>The New Real Book Eb II.pdf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MR. P.C. <text:s text:c="17"/></text:p>
          </table:table-cell>
          <table:table-cell office:value-type="string">
            <text:p>The New Real Book Eb II.pdf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MY SHIP <text:s text:c="30"/></text:p>
          </table:table-cell>
          <table:table-cell office:value-type="string">
            <text:p>The New Real Book Eb II.pdf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NAIMA <text:s text:c="32"/></text:p>
          </table:table-cell>
          <table:table-cell office:value-type="string">
            <text:p>The New Real Book Eb II.pdf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NAPANOCH <text:s text:c="29"/></text:p>
          </table:table-cell>
          <table:table-cell office:value-type="string">
            <text:p>The New Real Book Eb II.pdf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THE NATIVES ARE RESTLESS TONIGHT <text:s text:c="5"/></text:p>
          </table:table-cell>
          <table:table-cell office:value-type="string">
            <text:p>The New Real Book Eb II.pdf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NATURAL SELECTION <text:s text:c="20"/></text:p>
          </table:table-cell>
          <table:table-cell office:value-type="string">
            <text:p>The New Real Book Eb II.pdf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THE NECESSARY BLONDE <text:s text:c="17"/></text:p>
          </table:table-cell>
          <table:table-cell office:value-type="string">
            <text:p>The New Real Book Eb II.pdf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NEVER ALONE <text:s text:c="26"/></text:p>
          </table:table-cell>
          <table:table-cell office:value-type="string">
            <text:p>The New Real Book Eb II.pdf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NEVER WILL I MARRY <text:s text:c="19"/></text:p>
          </table:table-cell>
          <table:table-cell office:value-type="string">
            <text:p>The New Real Book Eb II.pdf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NICA'S DREAM <text:s text:c="25"/></text:p>
          </table:table-cell>
          <table:table-cell office:value-type="string">
            <text:p>The New Real Book Eb II.pdf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NIGHT DREAMER <text:s text:c="24"/></text:p>
          </table:table-cell>
          <table:table-cell office:value-type="string">
            <text:p>The New Real Book Eb II.pdf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A NIGHTINGALE SANG IN BERKELEY SQUARE </text:p>
          </table:table-cell>
          <table:table-cell office:value-type="string">
            <text:p>The New Real Book Eb II.pdf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NIGHTMOOD (Lembra) <text:s text:c="19"/></text:p>
          </table:table-cell>
          <table:table-cell office:value-type="string">
            <text:p>The New Real Book Eb II.pdf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NUTVILLE <text:s text:c="29"/></text:p>
          </table:table-cell>
          <table:table-cell office:value-type="string">
            <text:p>The New Real Book Eb II.pdf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ODE TO THE DOO DA DAY <text:s text:c="16"/></text:p>
          </table:table-cell>
          <table:table-cell office:value-type="string">
            <text:p>The New Real Book Eb II.pdf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OLE <text:s text:c="34"/></text:p>
          </table:table-cell>
          <table:table-cell office:value-type="string">
            <text:p>The New Real Book Eb II.pdf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ON THE SUNNY SIDE <text:s text:c="3"/>OF THE STREET <text:s text:c="3"/></text:p>
          </table:table-cell>
          <table:table-cell office:value-type="string">
            <text:p>The New Real Book Eb II.pdf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ONCE IN A WHILE <text:s text:c="22"/></text:p>
          </table:table-cell>
          <table:table-cell office:value-type="string">
            <text:p>The New Real Book Eb II.pdf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PEACE <text:s text:c="32"/></text:p>
          </table:table-cell>
          <table:table-cell office:value-type="string">
            <text:p>The New Real Book Eb II.pdf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PEEP <text:s text:c="33"/></text:p>
          </table:table-cell>
          <table:table-cell office:value-type="string">
            <text:p>The New Real Book Eb II.pdf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PERDIDO <text:s text:c="30"/></text:p>
          </table:table-cell>
          <table:table-cell office:value-type="string">
            <text:p>The New Real Book Eb II.pdf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PERFS SCOPE <text:s text:c="26"/></text:p>
          </table:table-cell>
          <table:table-cell office:value-type="string">
            <text:p>The New Real Book Eb II.pdf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POWER PLAY <text:s text:c="27"/></text:p>
          </table:table-cell>
          <table:table-cell office:value-type="string">
            <text:p>The New Real Book Eb II.pdf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THE PROMISE <text:s text:c="26"/></text:p>
          </table:table-cell>
          <table:table-cell office:value-type="string">
            <text:p>The New Real Book Eb II.pdf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QUICKSILVER <text:s text:c="26"/></text:p>
          </table:table-cell>
          <table:table-cell office:value-type="string">
            <text:p>The New Real Book Eb II.pdf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QUIET GIRL <text:s text:c="27"/></text:p>
          </table:table-cell>
          <table:table-cell office:value-type="string">
            <text:p>The New Real Book Eb II.pdf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A QUIET PLACE <text:s text:c="24"/></text:p>
          </table:table-cell>
          <table:table-cell office:value-type="string">
            <text:p>The New Real Book Eb II.pdf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RAIN WALTZ <text:s text:c="27"/></text:p>
          </table:table-cell>
          <table:table-cell office:value-type="string">
            <text:p>The New Real Book Eb II.pdf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REMEMBER HYMN <text:s text:c="24"/></text:p>
          </table:table-cell>
          <table:table-cell office:value-type="string">
            <text:p>The New Real Book Eb II.pdf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ROCKIN' CHAIR <text:s text:c="24"/></text:p>
          </table:table-cell>
          <table:table-cell office:value-type="string">
            <text:p>The New Real Book Eb II.pdf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ROSETTA <text:s text:c="30"/></text:p>
          </table:table-cell>
          <table:table-cell office:value-type="string">
            <text:p>The New Real Book Eb II.pdf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SAILING AT NIGHT <text:s text:c="21"/></text:p>
          </table:table-cell>
          <table:table-cell office:value-type="string">
            <text:p>The New Real Book Eb II.pdf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SEA JOURNEY <text:s text:c="26"/></text:p>
          </table:table-cell>
          <table:table-cell office:value-type="string">
            <text:p>The New Real Book Eb II.pdf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SENOR BLUES <text:s text:c="26"/></text:p>
          </table:table-cell>
          <table:table-cell office:value-type="string">
            <text:p>The New Real Book Eb II.pdf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SEPTEMBER SONG <text:s text:c="23"/></text:p>
          </table:table-cell>
          <table:table-cell office:value-type="string">
            <text:p>The New Real Book Eb II.pdf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SEVEN STEPS TO HEAVEN <text:s text:c="16"/></text:p>
          </table:table-cell>
          <table:table-cell office:value-type="string">
            <text:p>The New Real Book Eb II.pdf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SILVER'S SERENADE <text:s text:c="20"/></text:p>
          </table:table-cell>
          <table:table-cell office:value-type="string">
            <text:p>The New Real Book Eb II.pdf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SING ME SOFTLY OF THE BLUES <text:s text:c="10"/></text:p>
          </table:table-cell>
          <table:table-cell office:value-type="string">
            <text:p>The New Real Book Eb II.pdf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SKIPPY-ING <text:s text:c="27"/></text:p>
          </table:table-cell>
          <table:table-cell office:value-type="string">
            <text:p>The New Real Book Eb II.pdf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SO MANY STARS <text:s text:c="24"/></text:p>
          </table:table-cell>
          <table:table-cell office:value-type="string">
            <text:p>The New Real Book Eb II.pdf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SOME OTHER BLUES <text:s text:c="21"/></text:p>
          </table:table-cell>
          <table:table-cell office:value-type="string">
            <text:p>The New Real Book Eb II.pdf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SOMEONE TO LIGHT UP MY LIFE <text:s text:c="10"/></text:p>
          </table:table-cell>
          <table:table-cell office:value-type="string">
            <text:p>The New Real Book Eb II.pdf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SONG FOR MY FATHER <text:s text:c="19"/></text:p>
          </table:table-cell>
          <table:table-cell office:value-type="string">
            <text:p>The New Real Book Eb II.pdf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SOPHISTICATED LADY <text:s text:c="19"/></text:p>
          </table:table-cell>
          <table:table-cell office:value-type="string">
            <text:p>The New Real Book Eb II.pdf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SPAIN <text:s/>Chick Corea <text:s/></text:p>
          </table:table-cell>
          <table:table-cell office:value-type="string">
            <text:p>The New Real Book Eb II.pdf</text:p>
          </table:table-cell>
          <table:table-cell table:style-name="ce1" office:value-type="float" office:value="273">
            <text:p>273</text:p>
          </table:table-cell>
        </table:table-row>
        <table:table-row table:style-name="ro1">
          <table:table-cell office:value-type="string">
            <text:p>SPRING CAN REALLY HANG YOU UP THE MOST</text:p>
          </table:table-cell>
          <table:table-cell office:value-type="string">
            <text:p>The New Real Book Eb II.pdf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STABLEMATES</text:p>
          </table:table-cell>
          <table:table-cell office:value-type="string">
            <text:p>The New Real Book Eb II.pdf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THE STAR-CROSSED LOVERS <text:s text:c="22"/></text:p>
          </table:table-cell>
          <table:table-cell office:value-type="string">
            <text:p>The New Real Book Eb II.pdf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STARDUST <text:s text:c="37"/></text:p>
          </table:table-cell>
          <table:table-cell office:value-type="string">
            <text:p>The New Real Book Eb II.pdf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STARGAZER <text:s text:c="36"/></text:p>
          </table:table-cell>
          <table:table-cell office:value-type="string">
            <text:p>The New Real Book Eb II.pdf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STILL <text:s text:c="40"/></text:p>
          </table:table-cell>
          <table:table-cell office:value-type="string">
            <text:p>The New Real Book Eb II.pdf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STORY LINE <text:s text:c="35"/></text:p>
          </table:table-cell>
          <table:table-cell office:value-type="string">
            <text:p>The New Real Book Eb II.pdf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STROLLIN' <text:s text:c="36"/></text:p>
          </table:table-cell>
          <table:table-cell office:value-type="string">
            <text:p>The New Real Book Eb II.pdf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SUMMER IN CENTRAL PARK <text:s text:c="23"/></text:p>
          </table:table-cell>
          <table:table-cell office:value-type="string">
            <text:p>The New Real Book Eb II.pdf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SWEET AND LOVELY <text:s text:c="29"/></text:p>
          </table:table-cell>
          <table:table-cell office:value-type="string">
            <text:p>The New Real Book Eb II.pdf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T.B.C. (Terminal Baggage Claim)</text:p>
          </table:table-cell>
          <table:table-cell office:value-type="string">
            <text:p>The New Real Book Eb II.pdf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THAT'S ALL <text:s text:c="35"/></text:p>
          </table:table-cell>
          <table:table-cell office:value-type="string">
            <text:p>The New Real Book Eb II.pdf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THEM THERE EYES <text:s text:c="30"/></text:p>
          </table:table-cell>
          <table:table-cell office:value-type="string">
            <text:p>The New Real Book Eb II.pdf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THERE IS NO GREATER LOVE <text:s text:c="21"/></text:p>
          </table:table-cell>
          <table:table-cell office:value-type="string">
            <text:p>The New Real Book Eb II.pdf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THREE HEARTS DANCING <text:s text:c="25"/></text:p>
          </table:table-cell>
          <table:table-cell office:value-type="string">
            <text:p>The New Real Book Eb II.pdf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THREE LITTLE WORDS <text:s text:c="27"/></text:p>
          </table:table-cell>
          <table:table-cell office:value-type="string">
            <text:p>The New Real Book Eb II.pdf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'TIL THERE WAS YOU <text:s text:c="27"/></text:p>
          </table:table-cell>
          <table:table-cell office:value-type="string">
            <text:p>The New Real Book Eb II.pdf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TIME MARCHES ON</text:p>
          </table:table-cell>
          <table:table-cell office:value-type="string">
            <text:p>The New Real Book Eb II.pdf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TIME REMEMBERED</text:p>
          </table:table-cell>
          <table:table-cell office:value-type="string">
            <text:p>The New Real Book Eb II.pdf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TIME TRACKS</text:p>
          </table:table-cell>
          <table:table-cell office:value-type="string">
            <text:p>The New Real Book Eb II.pdf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TOGETHERNESS</text:p>
          </table:table-cell>
          <table:table-cell office:value-type="string">
            <text:p>The New Real Book Eb II.pdf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TRISTEZA</text:p>
          </table:table-cell>
          <table:table-cell office:value-type="string">
            <text:p>The New Real Book Eb II.pdf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The New Real Book Eb II.pdf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TUNJI</text:p>
          </table:table-cell>
          <table:table-cell office:value-type="string">
            <text:p>The New Real Book Eb II.pdf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TUNNEL VISION</text:p>
          </table:table-cell>
          <table:table-cell office:value-type="string">
            <text:p>The New Real Book Eb II.pdf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TURN OUT THE STARS</text:p>
          </table:table-cell>
          <table:table-cell office:value-type="string">
            <text:p>The New Real Book Eb II.pdf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6-2</text:p>
          </table:table-cell>
          <table:table-cell office:value-type="string">
            <text:p>The New Real Book Eb II.pdf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UNFORGETTABLE</text:p>
          </table:table-cell>
          <table:table-cell office:value-type="string">
            <text:p>The New Real Book Eb II.pdf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UNLESS IT'S YOU (Orbit)</text:p>
          </table:table-cell>
          <table:table-cell office:value-type="string">
            <text:p>The New Real Book Eb II.pdf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VEILS</text:p>
          </table:table-cell>
          <table:table-cell office:value-type="string">
            <text:p>The New Real Book Eb II.pdf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VELHO PIANO</text:p>
          </table:table-cell>
          <table:table-cell office:value-type="string">
            <text:p>The New Real Book Eb II.pdf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WABASH III</text:p>
          </table:table-cell>
          <table:table-cell office:value-type="string">
            <text:p>The New Real Book Eb II.pdf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WALTSE FOR DAVE</text:p>
          </table:table-cell>
          <table:table-cell office:value-type="string">
            <text:p>The New Real Book Eb II.pdf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WHAT A DIFFERENCE A DAY MADE</text:p>
          </table:table-cell>
          <table:table-cell office:value-type="string">
            <text:p>The New Real Book Eb II.pdf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WHAT A LITTLE MOONLIGHT CAN DO</text:p>
          </table:table-cell>
          <table:table-cell office:value-type="string">
            <text:p>The New Real Book Eb II.pdf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WHEN ALL IS SAID AND DONE</text:p>
          </table:table-cell>
          <table:table-cell office:value-type="string">
            <text:p>The New Real Book Eb II.pdf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WHENEVER YOUR HEART WANTS TO SI</text:p>
          </table:table-cell>
          <table:table-cell office:value-type="string">
            <text:p>The New Real Book Eb II.pdf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WHILE WE'RE YOUNG</text:p>
          </table:table-cell>
          <table:table-cell office:value-type="string">
            <text:p>The New Real Book Eb II.pdf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WHISPER NOT</text:p>
          </table:table-cell>
          <table:table-cell office:value-type="string">
            <text:p>The New Real Book Eb II.pdf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WILL YOU SAY YOU WILL</text:p>
          </table:table-cell>
          <table:table-cell office:value-type="string">
            <text:p>The New Real Book Eb II.pdf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WILL YOU STILL BE MINE</text:p>
          </table:table-cell>
          <table:table-cell office:value-type="string">
            <text:p>The New Real Book Eb II.pdf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WILLOW</text:p>
          </table:table-cell>
          <table:table-cell office:value-type="string">
            <text:p>The New Real Book Eb II.pdf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WIND SPRINT</text:p>
          </table:table-cell>
          <table:table-cell office:value-type="string">
            <text:p>The New Real Book Eb II.pdf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16. WINDOWS</text:p>
          </table:table-cell>
          <table:table-cell office:value-type="string">
            <text:p>The New Real Book Eb II.pdf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WISE ONE</text:p>
          </table:table-cell>
          <table:table-cell office:value-type="string">
            <text:p>The New Real Book Eb II.pdf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WOODY 'N YOU <text:s text:c="2"/></text:p>
          </table:table-cell>
          <table:table-cell office:value-type="string">
            <text:p>The New Real Book Eb II.pdf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<text:s/>WORDS </text:p>
          </table:table-cell>
          <table:table-cell office:value-type="string">
            <text:p>The New Real Book Eb II.pdf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YOU FASCINATE ME SO</text:p>
          </table:table-cell>
          <table:table-cell office:value-type="string">
            <text:p>The New Real Book Eb II.pdf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YOU'RE EVERYTHING</text:p>
          </table:table-cell>
          <table:table-cell office:value-type="string">
            <text:p>The New Real Book Eb II.pdf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YOU'RE MY EVERYTHING</text:p>
          </table:table-cell>
          <table:table-cell office:value-type="string">
            <text:p>The New Real Book Eb II.pdf</text:p>
          </table:table-cell>
          <table:table-cell office:value-type="float" office:value="353">
            <text:p>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10:52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2:04:53</meta:creation-date>
    <dc:date>2014-02-24T10:53:54</dc:date>
    <meta:editing-duration>PT37M53S</meta:editing-duration>
    <meta:editing-cycles>16</meta:editing-cycles>
    <meta:generator>LibreOffice/4.0.1.2$MacOSX_x86 LibreOffice_project/84102822e3d61eb989ddd325abf1ac077904985</meta:generator>
    <meta:document-statistic meta:table-count="1" meta:cell-count="636" meta:object-count="0"/>
  </office:meta>
</office:document-meta>
</file>